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7" table:number-rows-spanned="1">
            <text:p>add view to add encryption and prepared backend for it, encrypt view 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 table:number-rows-repeated="10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3" calcext:value-type="float">
            <text:p>143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 style:data-style-name="N2" text:time-value="09:48:11.3916979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31T15:09:31.502156840</dc:date>
    <meta:editing-duration>PT23H18M41S</meta:editing-duration>
    <meta:editing-cycles>85</meta:editing-cycles>
    <meta:generator>LibreOffice/6.0.7.3$Linux_X86_64 LibreOffice_project/00m0$Build-3</meta:generator>
    <meta:document-statistic meta:table-count="1" meta:cell-count="114" meta:object-count="0"/>
  </office:meta>
</office:document-meta>
</file>